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1"/>
      <text:p text:style-name="P2">Repaire, objectif, identifier le positionnement des concurrents, déterminer caractéristique de notre marché, construire une offre (produit, services..). Le benchmark permet de rester concurrentiel.</text:p>
      <text:p text:style-name="P2">Recherche permanente sur nos pratiques, améliorer la productivité de notre entreprise, possibilité de découvrir de nouvelles pratiques ;</text:p>
      <text:p text:style-name="P2"/>
      <text:p text:style-name="P2">Concurrent direct et indirect. Mieux connaître notre environnement et pouvoir se positionner sur les différents marché, améliorer la satisfaction client. Personnellement le bench nous permet de développer notre sens critique, stimuler la créativité, être réactif vis a vis des besoins de l’entreprise, savoir, capitaliser sur les idées que l'on as vu, le travail chez les autres etc.. </text:p>
      <text:p text:style-name="P2"/>
      <text:p text:style-name="P2">Benchmark interne au sein d'une même entreprise, on compare les différents services (améliorer la communication de l'entreprise etc...) </text:p>
      <text:p text:style-name="P2"/>
      <text:p text:style-name="P2">Benchmark compétitif (se comparer à nos concurrents..) à faire souvent ! </text:p>
      <text:p text:style-name="P2"/>
      <text:p text:style-name="P2">Benchmark fonctionnel (collecter infos, analyse sur une fonction, permet d'avoir de la valeur ajouté sur notre marché ou en dehors..) Permet de créer de l'innovation. </text:p>
      <text:p text:style-name="P2"/>
      <text:p text:style-name="P2">Benchmark horizontale, permet de créer des processus similaire dans des secteurs différents. </text:p>
      <text:p text:style-name="P2"/>
      <text:p text:style-name="P2">Benchmark stratégique, permet d'analyser et d'adapter pour avoir des stratégies gagnante (plan commerciale..) innover et être performant.</text:p>
      <text:p text:style-name="P2"/>
      <text:p text:style-name="P2">Comment faire ?</text:p>
      <text:p text:style-name="P2"/>
      <text:p text:style-name="P2">Diagnostique, analyser l'activité et les résultats et on pose un diagnostique. L'existant dans notre entreprise et se comparer aux autres.</text:p>
      <text:p text:style-name="P2"/>
      <text:p text:style-name="P2">Planifier, seul ou en équipe (en plus de son travail). Identifier l'objet du benchmark, sélectionner les entreprises, déterminer une méthode pour récolter des données et des informations. Avoir une méthode universelle pour tout le monde.</text:p>
      <text:p text:style-name="P2"/>
      <text:p text:style-name="P2">Traiter une analyse, collecter, classer les données et commencer a les comparer. Identifier la meilleur pratique, les meilleurs fonctionnalités etc..</text:p>
      <text:p text:style-name="P2"/>
      <text:p text:style-name="P2">Communiquer vos résultats avec votre « boss ». Établir des objectifs a mettre en place pour l'entreprise, plan d'action pour pouvoir les mettre en place, calculer notre temps, nos ressources.</text:p>
      <text:p text:style-name="P2"/>
      <text:p text:style-name="P2">Agir, Comment mettre en œuvre tout ça, et comment on évalue nos performances ? </text:p>
      <text:p text:style-name="P2"/>
      <text:p text:style-name="P2">Suivre, analyser, ajuster et parfois on arrête.. <text:s/></text:p>
      <text:p text:style-name="P2"/>
      <text:p text:style-name="P2">Pour identifier les concurrents, on as deux types d'environnements. Sélectionner nos concurrents qui sont le plus représentatif de notre secteur, s'ouvrir, créer des groupes homogènes (pricing, typo, collectioning..). Définir les thèmes : utilisation réseaux sociaux, offre produit, service client, pricing, design, technique, livraison, promotion, applications.. important de sortir de notre cadres, de nos concurrents directs.. Vis a vis du marché, mode de communication, données financiers, présenter notre concurrent et pourquoi on la choisis, se baser sur des faits, porter des résultats, faire des tableaux, plus rapide a lire etc.. <text:s/>Fiabilité de nos sources et de nos données très importante. Nécessiter de croiser les infos. Faire de la recherche interne, espionner nos concurrents..</text:p>
      <text:p text:style-name="P2"><text:soft-page-break/>Faire de la recherche externe (presse spécialisé, moteur de recherche, blog pro, réseaux sociaux..) </text:p>
      <text:p text:style-name="P2">Récupérer l'essence de nos concurr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di Benettayeb</meta:initial-creator>
    <meta:creation-date>2017-04-12T13:33:54.44</meta:creation-date>
    <meta:document-statistic meta:table-count="0" meta:image-count="0" meta:object-count="0" meta:page-count="2" meta:paragraph-count="19" meta:word-count="442" meta:character-count="3123"/>
    <dc:date>2017-04-12T14:12:49.24</dc:date>
    <dc:creator>Mehdi Benettayeb</dc:creator>
    <meta:editing-duration>PT8M4S</meta:editing-duration>
    <meta:editing-cycles>1</meta:editing-cycles>
    <meta:generator>OpenOffice/4.1.3$Win32 OpenOffice.org_project/413m1$Build-9783</meta:generator>
  </office:meta>
</office:document-meta>
</file>